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3f6a923" officeooo:paragraph-rsid="03f83661"/>
    </style:style>
    <style:style style:name="P4" style:family="paragraph" style:parent-style-name="Text_20_body">
      <style:text-properties officeooo:rsid="03f6a923" officeooo:paragraph-rsid="0418b8ad"/>
    </style:style>
    <style:style style:name="P5" style:family="paragraph" style:parent-style-name="Text_20_body">
      <style:text-properties officeooo:rsid="03f6a923" officeooo:paragraph-rsid="043052de"/>
    </style:style>
    <style:style style:name="P6" style:family="paragraph" style:parent-style-name="Text_20_body">
      <style:text-properties officeooo:rsid="0418b8ad" officeooo:paragraph-rsid="0418b8ad"/>
    </style:style>
    <style:style style:name="P7" style:family="paragraph" style:parent-style-name="Text_20_body">
      <style:text-properties officeooo:paragraph-rsid="043873fe"/>
    </style:style>
    <style:style style:name="P8" style:family="paragraph" style:parent-style-name="Text_20_body">
      <style:paragraph-properties fo:margin-top="0in" fo:margin-bottom="0in" loext:contextual-spacing="false"/>
      <style:text-properties officeooo:rsid="04091c36" officeooo:paragraph-rsid="043873fe"/>
    </style:style>
    <style:style style:name="P9" style:family="paragraph" style:parent-style-name="Heading_20_1">
      <style:text-properties officeooo:rsid="03d8a769" officeooo:paragraph-rsid="03d8a769"/>
    </style:style>
    <style:style style:name="P10" style:family="paragraph" style:parent-style-name="Text_20_body" style:list-style-name="L1">
      <style:text-properties officeooo:rsid="04455759" officeooo:paragraph-rsid="04455759"/>
    </style:style>
    <style:style style:name="P11" style:family="paragraph" style:parent-style-name="Text_20_body">
      <style:text-properties officeooo:rsid="041f48ec" officeooo:paragraph-rsid="041f48ec"/>
    </style:style>
    <style:style style:name="P12" style:family="paragraph" style:parent-style-name="Text_20_body">
      <style:text-properties officeooo:rsid="03f6a923" officeooo:paragraph-rsid="041d7d01"/>
    </style:style>
    <style:style style:name="P13" style:family="paragraph" style:parent-style-name="Text_20_body">
      <style:text-properties officeooo:rsid="0418b8ad" officeooo:paragraph-rsid="043c6ba8"/>
    </style:style>
    <style:style style:name="P14" style:family="paragraph" style:parent-style-name="Text_20_body">
      <style:text-properties officeooo:rsid="04149ae3" officeooo:paragraph-rsid="041ddf4e"/>
    </style:style>
    <style:style style:name="P15" style:family="paragraph" style:parent-style-name="Text_20_body">
      <style:text-properties officeooo:rsid="04208753" officeooo:paragraph-rsid="04208753"/>
    </style:style>
    <style:style style:name="P16" style:family="paragraph" style:parent-style-name="Text_20_body">
      <style:text-properties officeooo:rsid="045241bd" officeooo:paragraph-rsid="045241bd"/>
    </style:style>
    <style:style style:name="P17" style:family="paragraph" style:parent-style-name="Text_20_body" style:list-style-name="L1">
      <style:paragraph-properties fo:margin-top="0in" fo:margin-bottom="0in" loext:contextual-spacing="false"/>
      <style:text-properties officeooo:rsid="04352b89" officeooo:paragraph-rsid="04352b89"/>
    </style:style>
    <style:style style:name="T1" style:family="text">
      <style:text-properties fo:font-weight="bold" style:font-weight-asian="bold" style:font-weight-complex="bold"/>
    </style:style>
    <style:style style:name="T2" style:family="text">
      <style:text-properties fo:font-weight="bold" officeooo:rsid="03a8bbf9" style:font-weight-asian="bold" style:font-weight-complex="bold"/>
    </style:style>
    <style:style style:name="T3" style:family="text">
      <style:text-properties fo:font-weight="bold" officeooo:rsid="03ad5288" style:font-weight-asian="bold" style:font-weight-complex="bold"/>
    </style:style>
    <style:style style:name="T4" style:family="text">
      <style:text-properties fo:font-weight="bold" officeooo:rsid="03f83661" style:font-weight-asian="bold" style:font-weight-complex="bold"/>
    </style:style>
    <style:style style:name="T5" style:family="text">
      <style:text-properties fo:font-weight="bold" officeooo:rsid="03fc4cce" style:font-weight-asian="bold" style:font-weight-complex="bold"/>
    </style:style>
    <style:style style:name="T6" style:family="text">
      <style:text-properties fo:font-weight="bold" officeooo:rsid="041d7d01" style:font-weight-asian="bold" style:font-weight-complex="bold"/>
    </style:style>
    <style:style style:name="T7" style:family="text">
      <style:text-properties fo:font-weight="bold" officeooo:rsid="041ddf4e" style:font-weight-asian="bold" style:font-weight-complex="bold"/>
    </style:style>
    <style:style style:name="T8" style:family="text">
      <style:text-properties officeooo:rsid="03a8bbf9"/>
    </style:style>
    <style:style style:name="T9" style:family="text">
      <style:text-properties officeooo:rsid="03ab7950"/>
    </style:style>
    <style:style style:name="T10" style:family="text">
      <style:text-properties fo:font-style="normal" fo:font-weight="normal" officeooo:rsid="03a8bbf9" style:font-style-asian="normal" style:font-weight-asian="normal" style:font-style-complex="normal" style:font-weight-complex="normal"/>
    </style:style>
    <style:style style:name="T11" style:family="text">
      <style:text-properties fo:font-style="normal" fo:font-weight="normal" officeooo:rsid="03ad5288" style:font-style-asian="normal" style:font-weight-asian="normal" style:font-style-complex="normal" style:font-weight-complex="normal"/>
    </style:style>
    <style:style style:name="T12" style:family="text">
      <style:text-properties fo:font-style="normal" fo:font-weight="bold" officeooo:rsid="0447d4ef" style:font-style-asian="normal" style:font-weight-asian="bold" style:font-style-complex="normal" style:font-weight-complex="bold"/>
    </style:style>
    <style:style style:name="T13" style:family="text">
      <style:text-properties officeooo:rsid="03f83661"/>
    </style:style>
    <style:style style:name="T14" style:family="text">
      <style:text-properties officeooo:rsid="03fc4cce"/>
    </style:style>
    <style:style style:name="T15" style:family="text">
      <style:text-properties officeooo:rsid="04024cbb"/>
    </style:style>
    <style:style style:name="T16" style:family="text">
      <style:text-properties fo:font-weight="normal" officeooo:rsid="03f83661" style:font-weight-asian="normal" style:font-weight-complex="normal"/>
    </style:style>
    <style:style style:name="T17" style:family="text">
      <style:text-properties officeooo:rsid="040ba86e"/>
    </style:style>
    <style:style style:name="T18" style:family="text">
      <style:text-properties officeooo:rsid="040fba0f"/>
    </style:style>
    <style:style style:name="T19" style:family="text">
      <style:text-properties officeooo:rsid="041654dd"/>
    </style:style>
    <style:style style:name="T20" style:family="text">
      <style:text-properties officeooo:rsid="0418b8ad"/>
    </style:style>
    <style:style style:name="T21" style:family="text">
      <style:text-properties officeooo:rsid="041b08e7"/>
    </style:style>
    <style:style style:name="T22" style:family="text">
      <style:text-properties officeooo:rsid="041d7d01"/>
    </style:style>
    <style:style style:name="T23" style:family="text">
      <style:text-properties officeooo:rsid="041ddf4e"/>
    </style:style>
    <style:style style:name="T24" style:family="text">
      <style:text-properties officeooo:rsid="04247f58"/>
    </style:style>
    <style:style style:name="T25" style:family="text">
      <style:text-properties officeooo:rsid="042bda77"/>
    </style:style>
    <style:style style:name="T26" style:family="text">
      <style:text-properties officeooo:rsid="043052de"/>
    </style:style>
    <style:style style:name="T27" style:family="text">
      <style:text-properties officeooo:rsid="043498c8"/>
    </style:style>
    <style:style style:name="T28" style:family="text">
      <style:text-properties officeooo:rsid="04409928"/>
    </style:style>
    <style:style style:name="T29" style:family="text">
      <style:text-properties officeooo:rsid="044dd142"/>
    </style:style>
    <style:style style:name="T30" style:family="text">
      <style:text-properties officeooo:rsid="044e56e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563in" fo:text-indent="-0.25in" fo:margin-left="0.5563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63in" fo:text-indent="-0.25in" fo:margin-left="0.8063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63in" fo:text-indent="-0.25in" fo:margin-left="1.0563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63in" fo:text-indent="-0.25in" fo:margin-left="1.3063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63in" fo:text-indent="-0.25in" fo:margin-left="1.5563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63in" fo:text-indent="-0.25in" fo:margin-left="1.8063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63in" fo:text-indent="-0.25in" fo:margin-left="2.0563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63in" fo:text-indent="-0.25in" fo:margin-left="2.3063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63in" fo:text-indent="-0.25in" fo:margin-left="2.556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63in" fo:text-indent="-0.25in" fo:margin-left="2.8063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אלגוריתמים <text:span text:style-name="T17">כלכליים</text:span> - <text:span text:style-name="T26">מטלות</text:span></text:h>
      <text:p text:style-name="P5"><text:span text:style-name="T5">מטרה</text:span><text:span text:style-name="T14">: </text:span>בעיניי, אחת מזכויות הסטודנטים היא לקבל <text:span text:style-name="T26">מטלות </text:span>בכל שבוע, כדי להבין <text:span text:style-name="T9">ולתרגל את החומר הנלמד.</text:span> כשהייתי סטודנט ולא קיבלתי מספיק <text:span text:style-name="T26">מטלות</text:span>, הרגשתי שאני לא מקבל תמורה מלאה לכספי.<text:span text:style-name="T13"> </text:span></text:p>
      <text:p text:style-name="P4"><text:span text:style-name="T20">לכן</text:span> אשתדל <text:span text:style-name="T15">(בלי נדר) לתת מטלה בכל שבוע. בכל מטלה יהיו מספר שאלות, יש לפתור שאלה </text:span><text:span text:style-name="T16">אחת</text:span><text:span text:style-name="T13">.</text:span></text:p>
      <text:p text:style-name="P6"><text:span text:style-name="T1">עומס עבודה משוער</text:span>: <text:span text:style-name="T21">1-2 שעות בשבוע, כולל חזרה על החומר</text:span>. </text:p>
      <text:p text:style-name="P3"><text:span text:style-name="T4">ציון</text:span><text:span text:style-name="T13">: </text:span>משקל <text:span text:style-name="T18">המטלות הוא 10% מהציון הסופי</text:span>.<text:span text:style-name="T13"> הציון על כל מטלה הוא בינארי - עובר או נכשל. </text:span></text:p>
      <text:p text:style-name="P7"><text:span text:style-name="T2">זמן</text:span><text:span text:style-name="T8">: יש לפתור כל מטלה תוך שישה ימים (עד יום לפני ההרצאה הבאה). כל מטלה תיפתר בהרצאה בשבוע הבא, כך שאין אפשרות להגיש באיחור. מי שיש לו סיבה מוצדקת שמנעה ממנו להגיש בזמן, יכול לבקש פטוֹר ע"י הגשת בקשה במוּדל בתיבת-ההגשה של המטלה.</text:span></text:p>
      <text:p text:style-name="P8"><text:span text:style-name="T1">הגשה</text:span>:<text:span text:style-name="T27"> הגשה אישית. מותר ומומלץ לעבוד בצוותים, בתנאים הבאים:</text:span></text:p>
      <text:list xml:id="list3561451491" text:style-name="L1">
        <text:list-item>
          <text:p text:style-name="P17">כל חבר/<text:span text:style-name="T29">ת </text:span>צוות אחראי/<text:span text:style-name="T29">ת</text:span> להגיש במודל באופן עצמאי, גם אם שאר חברי-הצוות במילואים, לידה וכו'.</text:p>
        </text:list-item>
        <text:list-item>
          <text:p text:style-name="P17">יש לכתוב בראש כל עותק מוגש את שמות כל חברי הצוות, כדי שלא תיחשדו בהעתקה.</text:p>
        </text:list-item>
        <text:list-item>
          <text:p text:style-name="P10">כל חבר<text:span text:style-name="T30">י ה</text:span>צוות חייב<text:span text:style-name="T30">ים</text:span> להבין את הפתרון שהוגש ע"י הצוות.</text:p>
        </text:list-item>
      </text:lis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2.4.2$Linux_X86_64 LibreOffice_project/20$Build-2</meta:generator>
    <dc:date>2019-10-24T17:34:51.547820956</dc:date>
    <meta:editing-duration>P8DT10H56M43S</meta:editing-duration>
    <meta:editing-cycles>1005</meta:editing-cycles>
    <dc:creator>Erel Segal-Halevi</dc:creator>
    <meta:document-statistic meta:table-count="0" meta:image-count="0" meta:object-count="0" meta:page-count="1" meta:paragraph-count="12" meta:word-count="179" meta:character-count="939" meta:non-whitespace-character-count="772"/>
  </office:meta>
</office:document-meta>
</file>